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top" draw:auto-grow-height="false" fo:min-height="10.877cm" fo:min-width="10.754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7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="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576cm" fo:min-width="1.072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862cm" fo:min-width="1.12cm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svg:stroke-width="0.035cm" svg:stroke-color="#00a933" draw:marker-start="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862cm" fo:min-width="2.009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404cm" fo:min-width="1.17cm" fo:padding-top="0.142cm" fo:padding-bottom="0.142cm" fo:padding-left="0.267cm" fo:padding-right="0.267cm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co1" style:family="table-column">
      <style:table-column-properties style:column-width="1.194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co3" style:family="table-column">
      <style:table-column-properties style:column-width="1.188cm" style:use-optimal-column-width="false"/>
    </style:style>
    <style:style style:name="co4" style:family="table-column">
      <style:table-column-properties style:column-width="1.248cm" style:use-optimal-column-width="false"/>
    </style:style>
    <style:style style:name="co5" style:family="table-column">
      <style:table-column-properties style:column-width="1.165cm" style:use-optimal-column-width="false"/>
    </style:style>
    <style:style style:name="co6" style:family="table-column">
      <style:table-column-properties style:column-width="1.344cm" style:use-optimal-column-width="false"/>
    </style:style>
    <style:style style:name="co7" style:family="table-column">
      <style:table-column-properties style:column-width="1.252cm" style:use-optimal-column-width="false"/>
    </style:style>
    <style:style style:name="co8" style:family="table-column">
      <style:table-column-properties style:column-width="1.702cm" style:use-optimal-column-width="false"/>
    </style:style>
    <style:style style:name="co9" style:family="table-column">
      <style:table-column-properties style:column-width="1.263cm" style:use-optimal-column-width="false"/>
    </style:style>
    <style:style style:name="co10" style:family="table-column">
      <style:table-column-properties style:column-width="1.26cm" style:use-optimal-column-width="false"/>
    </style:style>
    <style:style style:name="co11" style:family="table-column">
      <style:table-column-properties style:column-width="1.676cm" style:use-optimal-column-width="false"/>
    </style:style>
    <style:style style:name="co12" style:family="table-column">
      <style:table-column-properties style:column-width="1.256cm" style:use-optimal-column-width="false"/>
    </style:style>
    <style:style style:name="co13" style:family="table-column">
      <style:table-column-properties style:column-width="1.149cm" style:use-optimal-column-width="false"/>
    </style:style>
    <style:style style:name="ro1" style:family="table-row">
      <style:table-row-properties style:row-height="-2.486cm"/>
    </style:style>
    <style:style style:name="ro2" style:family="table-row">
      <style:table-row-properties style:row-height="0.816cm"/>
    </style:style>
    <style:style style:name="ce1" style:family="table-cell">
      <style:text-properties fo:font-size="14pt" style:font-size-asian="14pt" style:font-size-complex="14pt"/>
    </style:style>
    <style:style style:name="ce2" style:family="table-cell">
      <style:text-properties style:font-name="Liberation Mono" fo:font-size="14pt" style:font-size-asian="14pt" style:font-size-complex="14pt"/>
    </style:style>
    <style:style style:name="P1" style:family="paragraph">
      <style:paragraph-properties fo:text-align="start" style:writing-mode="lr-tb"/>
      <style:text-properties fo:font-size="14pt" style:font-size-asian="14pt" style:font-size-complex="14pt"/>
    </style:style>
    <style:style style:name="P2" style:family="paragraph">
      <loext:graphic-properties draw:fill="solid" draw:fill-color="#ffffff"/>
      <style:paragraph-properties fo:text-align="start" style:writing-mode="lr-tb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style:font-name="Liberation Mono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43cm" svg:height="11.303cm" svg:x="2.905cm" svg:y="1.127cm">
          <text:p text:style-name="P1"><text:span text:style-name="T1">Queue manag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466.3724203745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077cm" svg:height="0.806cm" svg:x="0.953cm" svg:y="5.953cm">
          <draw:text-box>
            <text:p><text:span text:style-name="T1">AXI lite</text:span></text:p>
          </draw:text-box>
        </draw:frame>
        <draw:line draw:style-name="gr3" draw:text-style-name="P4" draw:layer="layout" svg:x1="12.176cm" svg:y1="8.874cm" svg:x2="14.591cm" svg:y2="8.874cm">
          <text:p/>
        </draw:line>
        <draw:custom-shape draw:style-name="gr4" draw:text-style-name="P6" draw:layer="layout" svg:width="1.778cm" svg:height="2.032cm" svg:x="14.591cm" svg:y="7.858cm">
          <text:p text:style-name="P5"><text:span text:style-name="T1">Desc</text:span></text:p>
          <text:p text:style-name="P5"><text:span text:style-name="T1">fetc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11.541cm" svg:y1="6.842cm" svg:x2="14.845cm" svg:y2="6.842cm">
          <text:p/>
        </draw:line>
        <draw:custom-shape draw:style-name="gr5" draw:text-style-name="P6" draw:layer="layout" svg:width="1.778cm" svg:height="1.27cm" svg:x="14.591cm" svg:y="6.207cm">
          <text:p text:style-name="P5"><text:span text:style-name="T1">TX</text:span></text:p>
          <text:p text:style-name="P5"><text:span text:style-name="T1">Sched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0.857cm" svg:height="3.275cm" svg:x="3.223cm" svg:y="2.56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7">Ind</text:p>
              </table:table-cell>
              <table:table-cell>
                <text:p text:style-name="P7">Addr</text:p>
              </table:table-cell>
              <table:table-cell>
                <text:p text:style-name="P7">Op</text:p>
              </table:table-cell>
              <table:table-cell>
                <text:p text:style-name="P7">Act</text:p>
              </table:table-cell>
              <table:table-cell>
                <text:p text:style-name="P7">LS</text:p>
              </table:table-cell>
              <table:table-cell>
                <text:p text:style-name="P7">Cpl</text:p>
              </table:table-cell>
              <table:table-cell>
                <text:p text:style-name="P7">Tail</text:p>
              </table:table-cell>
              <table:table-cell>
                <text:p text:style-name="P7">Head</text:p>
              </table:table-cell>
            </table:table-row>
            <table:table-row table:style-name="ro2" table:default-cell-style-name="ce1">
              <table:table-cell>
                <text:p text:style-name="P7">0</text:p>
              </table:table-cell>
              <table:table-cell table:style-name="ce2">
                <text:p text:style-name="P8">4376</text:p>
              </table:table-cell>
              <table:table-cell>
                <text:p text:style-name="P7">2</text:p>
              </table:table-cell>
              <table:table-cell>
                <text:p text:style-name="P7">1</text:p>
              </table:table-cell>
              <table:table-cell>
                <text:p text:style-name="P7">10</text:p>
              </table:table-cell>
              <table:table-cell>
                <text:p text:style-name="P7">0</text:p>
              </table:table-cell>
              <table:table-cell>
                <text:p text:style-name="P7">5</text:p>
              </table:table-cell>
              <table:table-cell>
                <text:p text:style-name="P7">8</text:p>
              </table:table-cell>
            </table:table-row>
            <table:table-row table:style-name="ro2" table:default-cell-style-name="ce1">
              <table:table-cell>
                <text:p text:style-name="P7">1</text:p>
              </table:table-cell>
              <table:table-cell table:style-name="ce2">
                <text:p text:style-name="P8">af34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10</text:p>
              </table:table-cell>
              <table:table-cell>
                <text:p text:style-name="P7">1</text:p>
              </table:table-cell>
              <table:table-cell>
                <text:p text:style-name="P7">9</text:p>
              </table:table-cell>
              <table:table-cell>
                <text:p text:style-name="P7">9</text:p>
              </table:table-cell>
            </table:table-row>
            <table:table-row table:style-name="ro2" table:default-cell-style-name="ce1">
              <table:table-cell>
                <text:p text:style-name="P7">2</text:p>
              </table:table-cell>
              <table:table-cell table:style-name="ce2">
                <text:p text:style-name="P8">324c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10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6" draw:text-style-name="P4" draw:layer="layout" svg:x1="1.76cm" svg:y1="6.842cm" svg:x2="4.681cm" svg:y2="6.842cm">
          <text:p/>
        </draw:line>
        <draw:frame draw:style-name="gr2" draw:text-style-name="P3" draw:layer="layout" svg:width="6.128cm" svg:height="0.806cm" svg:x="5.699cm" svg:y="1.845cm">
          <draw:text-box>
            <text:p><text:span text:style-name="T1">Queue state (Block RAM)</text:span></text:p>
          </draw:text-box>
        </draw:frame>
        <draw:custom-shape draw:style-name="gr5" draw:text-style-name="P6" draw:layer="layout" svg:width="1.778cm" svg:height="1.27cm" svg:x="4.681cm" svg:y="6.588cm">
          <text:p text:style-name="P5"><text:span text:style-name="T1">Start</text:span></text:p>
          <text:p text:style-name="P5"><text:span text:style-name="T1">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5.605cm" svg:y1="6.588cm" svg:x2="5.605cm" svg:y2="5.826cm">
          <text:p/>
        </draw:line>
        <draw:frame draw:style-name="gr2" draw:text-style-name="P3" draw:layer="layout" svg:width="2.369cm" svg:height="0.806cm" svg:x="3.33cm" svg:y="5.862cm">
          <draw:text-box>
            <text:p><text:span text:style-name="T1">RD Addr</text:span></text:p>
          </draw:text-box>
        </draw:frame>
        <draw:custom-shape draw:style-name="gr7" draw:text-style-name="P6" draw:layer="layout" svg:width="2.667cm" svg:height="1.27cm" svg:x="8.999cm" svg:y="6.588cm">
          <text:p text:style-name="P5"><text:span text:style-name="T1">Complete</text:span></text:p>
          <text:p text:style-name="P5"><text:span text:style-name="T1">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9.89cm" svg:y1="5.826cm" svg:x2="9.89cm" svg:y2="6.588cm">
          <text:p/>
        </draw:line>
        <draw:frame draw:style-name="gr2" draw:text-style-name="P3" draw:layer="layout" svg:width="2.399cm" svg:height="0.806cm" svg:x="7.604cm" svg:y="5.826cm">
          <draw:text-box>
            <text:p><text:span text:style-name="T1">RD Data</text:span></text:p>
          </draw:text-box>
        </draw:frame>
        <draw:custom-shape draw:style-name="gr8" draw:text-style-name="P6" draw:layer="layout" svg:width="1.778cm" svg:height="0.762cm" svg:x="6.84cm" svg:y="6.842cm">
          <text:p text:style-name="P5"><text:span text:style-name="T1">Dela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10.652cm" svg:y1="6.588cm" svg:x2="10.652cm" svg:y2="5.826cm">
          <text:p/>
        </draw:line>
        <draw:frame draw:style-name="gr2" draw:text-style-name="P3" draw:layer="layout" svg:width="1.323cm" svg:height="0.806cm" svg:x="10.525cm" svg:y="5.826cm">
          <draw:text-box>
            <text:p><text:span text:style-name="T1">WR</text:span></text:p>
          </draw:text-box>
        </draw:frame>
        <draw:frame draw:style-name="standard" draw:layer="layout" svg:width="6.603cm" svg:height="3.263cm" svg:x="4.43cm" svg:y="8.948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2" table:default-cell-style-name="ce1">
              <table:table-cell>
                <text:p text:style-name="P7">Ind</text:p>
              </table:table-cell>
              <table:table-cell>
                <text:p text:style-name="P7">Act</text:p>
              </table:table-cell>
              <table:table-cell>
                <text:p text:style-name="P7">Com</text:p>
              </table:table-cell>
              <table:table-cell>
                <text:p text:style-name="P7">QI</text:p>
              </table:table-cell>
              <table:table-cell>
                <text:p text:style-name="P7">Ptr</text:p>
              </table:table-cell>
            </table:table-row>
            <table:table-row table:style-name="ro2" table:default-cell-style-name="ce1">
              <table:table-cell>
                <text:p text:style-name="P7">0</text:p>
              </table:table-cell>
              <table:table-cell>
                <text:p text:style-name="P7">0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9</text:p>
              </table:table-cell>
            </table:table-row>
            <table:table-row table:style-name="ro2" table:default-cell-style-name="ce1"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0</text:p>
              </table:table-cell>
              <table:table-cell>
                <text:p text:style-name="P7">0</text:p>
              </table:table-cell>
              <table:table-cell>
                <text:p text:style-name="P7">6</text:p>
              </table:table-cell>
            </table:table-row>
            <table:table-row table:style-name="ro2" table:default-cell-style-name="ce1">
              <table:table-cell>
                <text:p text:style-name="P7">2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0</text:p>
              </table:table-cell>
              <table:table-cell>
                <text:p text:style-name="P7">7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3" draw:layer="layout" svg:width="3.893cm" svg:height="0.806cm" svg:x="5.699cm" svg:y="8.239cm">
          <draw:text-box>
            <text:p><text:span text:style-name="T1">Operation table</text:span></text:p>
          </draw:text-box>
        </draw:frame>
        <draw:frame draw:style-name="gr2" draw:text-style-name="P3" draw:layer="layout" svg:width="2.263cm" svg:height="0.806cm" svg:x="12.176cm" svg:y="6.163cm">
          <draw:text-box>
            <text:p><text:span text:style-name="T1">doorbell</text:span></text:p>
          </draw:text-box>
        </draw:frame>
        <draw:line draw:style-name="gr9" draw:text-style-name="P4" draw:layer="layout" svg:x1="14.589cm" svg:y1="8.239cm" svg:x2="4.175cm" svg:y2="8.239cm">
          <text:p/>
        </draw:line>
        <draw:frame draw:style-name="gr2" draw:text-style-name="P3" draw:layer="layout" svg:width="1.27cm" svg:height="0.806cm" svg:x="12.303cm" svg:y="7.56cm">
          <draw:text-box>
            <text:p><text:span text:style-name="T1">req</text:span></text:p>
          </draw:text-box>
        </draw:frame>
        <draw:frame draw:style-name="gr2" draw:text-style-name="P3" draw:layer="layout" svg:width="1.467cm" svg:height="0.806cm" svg:x="12.303cm" svg:y="8.195cm">
          <draw:text-box>
            <text:p><text:span text:style-name="T1">resp</text:span></text:p>
          </draw:text-box>
        </draw:frame>
        <draw:line draw:style-name="gr3" draw:text-style-name="P4" draw:layer="layout" svg:x1="14.589cm" svg:y1="9.509cm" svg:x2="11.033cm" svg:y2="9.509cm">
          <text:p/>
        </draw:line>
        <draw:frame draw:style-name="gr2" draw:text-style-name="P3" draw:layer="layout" svg:width="2.098cm" svg:height="0.806cm" svg:x="12.303cm" svg:y="8.83cm">
          <draw:text-box>
            <text:p><text:span text:style-name="T1">commit</text:span></text:p>
          </draw:text-box>
        </draw:frame>
        <draw:line draw:style-name="gr3" draw:text-style-name="P4" draw:layer="layout" svg:x1="6.459cm" svg:y1="7.223cm" svg:x2="6.84cm" svg:y2="7.223cm">
          <text:p/>
        </draw:line>
        <draw:line draw:style-name="gr3" draw:text-style-name="P4" draw:layer="layout" svg:x1="8.618cm" svg:y1="7.223cm" svg:x2="8.999cm" svg:y2="7.223cm">
          <text:p/>
        </draw:line>
        <draw:line draw:style-name="gr9" draw:text-style-name="P4" draw:layer="layout" svg:x1="12.176cm" svg:y1="7.223cm" svg:x2="11.668cm" svg:y2="7.223cm">
          <text:p/>
        </draw:line>
        <draw:line draw:style-name="gr9" draw:text-style-name="P4" draw:layer="layout" svg:x1="12.176cm" svg:y1="8.874cm" svg:x2="12.176cm" svg:y2="7.223cm">
          <text:p/>
        </draw:line>
        <draw:line draw:style-name="gr3" draw:text-style-name="P4" draw:layer="layout" svg:x1="4.175cm" svg:y1="7.604cm" svg:x2="4.681cm" svg:y2="7.604cm">
          <text:p/>
        </draw:line>
        <draw:line draw:style-name="gr9" draw:text-style-name="P4" draw:layer="layout" svg:x1="4.175cm" svg:y1="8.239cm" svg:x2="4.172cm" svg:y2="7.604cm">
          <text:p/>
        </draw:line>
        <draw:line draw:style-name="gr3" draw:text-style-name="P4" draw:layer="layout" svg:x1="5.572cm" svg:y1="9.001cm" svg:x2="5.572cm" svg:y2="7.858cm">
          <text:p/>
        </draw:line>
        <draw:line draw:style-name="gr3" draw:text-style-name="P4" draw:layer="layout" svg:x1="10.017cm" svg:y1="9.001cm" svg:x2="10.017cm" svg:y2="7.858cm">
          <text:p/>
        </draw:line>
        <draw:line draw:style-name="gr3" draw:text-style-name="P4" draw:layer="layout" svg:x1="10.525cm" svg:y1="7.858cm" svg:x2="10.525cm" svg:y2="9.00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SC" style:font-family-asian="'Source Han Sans SC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30T22:26:06.871538243</meta:creation-date>
    <dc:date>2020-01-01T02:58:06.054561822</dc:date>
    <meta:editing-duration>P1DT3H34M14S</meta:editing-duration>
    <meta:editing-cycles>9</meta:editing-cycles>
    <meta:generator>LibreOffice/6.3.4.2.0$Linux_X86_64 LibreOffice_project/30$Build-2</meta:generator>
    <meta:document-statistic meta:object-count="35"/>
  </office:meta>
</office:document-meta>
</file>